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officeooo:rsid="001034a9" officeooo:paragraph-rsid="001034a9"/>
    </style:style>
    <style:style style:name="P2" style:family="paragraph" style:parent-style-name="Standard">
      <style:text-properties officeooo:paragraph-rsid="001034a9"/>
    </style:style>
    <style:style style:name="P3" style:family="paragraph" style:parent-style-name="Standard" style:list-style-name="L1">
      <style:paragraph-properties fo:margin-top="0in" fo:margin-bottom="0.1in" loext:contextual-spacing="false"/>
      <style:text-properties officeooo:rsid="001034a9" officeooo:paragraph-rsid="001034a9"/>
    </style:style>
    <style:style style:name="P4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paragraph-rsid="001668b9"/>
    </style:style>
    <style:style style:name="T1" style:family="text">
      <style:text-properties officeooo:rsid="001034a9"/>
    </style:style>
    <style:style style:name="T2" style:family="text">
      <style:text-properties officeooo:rsid="0011e282"/>
    </style:style>
    <style:style style:name="T3" style:family="text">
      <style:text-properties officeooo:rsid="0014f295"/>
    </style:style>
    <style:style style:name="T4" style:family="text">
      <style:text-properties officeooo:rsid="001668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ngs to check</text:p>
      <text:p text:style-name="P2"/>
      <text:list xml:id="list1991197044" text:style-name="L1">
        <text:list-item>
          <text:p text:style-name="P4"><text:span text:style-name="T1">move<text:tab/>works (slight lag)</text:span></text:p>
        </text:list-item>
        <text:list-item>
          <text:p text:style-name="P4"><text:span text:style-name="T1">mesh edit<text:tab/></text:span><text:span text:style-name="T4">w</text:span><text:span text:style-name="T1">orks (slight lag)</text:span></text:p>
        </text:list-item>
        <text:list-item>
          <text:p text:style-name="P4"><text:span text:style-name="T1">rename<text:tab/>object disappears on rename, but reappears on move<text:line-break/> (no depsgraph update on rename)</text:span></text:p>
        </text:list-item>
        <text:list-item>
          <text:p text:style-name="P4"><text:span text:style-name="T1">delete<text:tab/>object is removed on delete, but undo sometimes fail<text:line-break/> (no depsgraph update on delete)</text:span></text:p>
        </text:list-item>
        <text:list-item>
          <text:p text:style-name="P4"><text:span text:style-name="T3">move → undo<text:tab/></text:span><text:span text:style-name="T4">doesn’t work</text:span></text:p>
        </text:list-item>
        <text:list-item>
          <text:p text:style-name="P4"><text:span text:style-name="T3">delete → undo<text:tab/></text:span><text:span text:style-name="T4">sometimes works, sometimes you get an exception where you can’t set the pixel data because the RNA is out of date</text:span></text:p>
        </text:list-item>
        <text:list-item>
          <text:p text:style-name="P4"><text:span text:style-name="T2">bind new material<text:tab/>???</text:span></text:p>
        </text:list-item>
        <text:list-item>
          <text:p text:style-name="P4"><text:span text:style-name="T2">rename material<text:tab/>???</text:span></text:p>
        </text:list-item>
      </text:list>
      <text:p text:style-name="P1"/>
      <text:p text:style-name="P1">seems like sometimes print() commands from python produce no output, even though the associated code is executing. Thought it was lag in my terminal, but now I don’t think so. Ruby seems to have no problem, so what is going on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son Ko</meta:initial-creator>
    <meta:creation-date>2021-11-07T00:45:16.959973610</meta:creation-date>
    <dc:date>2021-11-07T17:35:53.757320375</dc:date>
    <dc:creator>Jason Ko</dc:creator>
    <meta:editing-duration>PT6M1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26" meta:character-count="674" meta:non-whitespace-character-count="564"/>
  </office:meta>
</office:document-meta>
</file>